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 style:shadow="none"/>
    </style:style>
    <style:style style:name="Tabella1.A" style:family="table-column">
      <style:table-column-properties style:column-width="9.208cm" style:rel-column-width="52468*"/>
    </style:style>
    <style:style style:name="Tabella1.B" style:family="table-column">
      <style:table-column-properties style:column-width="2.293cm" style:rel-column-width="1306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padding="0cm" fo:border-left="none" fo:border-right="none" fo:border-top="0.15pt solid #000000" fo:border-bottom="none"/>
    </style:style>
    <style:style style:name="Tabella1.B4" style:family="table-cell">
      <style:table-cell-properties style:vertical-align="bottom" fo:padding="0cm" fo:border-left="none" fo:border-right="none" fo:border-top="0.15pt solid #000000" fo:border-bottom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6" style:family="paragraph" style:parent-style-name="Standard">
      <style:text-properties officeooo:paragraph-rsid="00d6ed2a"/>
    </style:style>
    <style:style style:name="P1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10124a7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1023a81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1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70%"/>
    </style:style>
    <style:style style:name="P2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2pt" fo:font-style="normal" style:text-underline-style="none" fo:font-weight="bold" officeooo:rsid="001a116f" officeooo:paragraph-rsid="00fb24c6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8" style:family="text">
      <style:text-properties fo:font-size="22pt" officeooo:rsid="001a116f" style:font-size-asian="22pt" style:font-size-complex="22pt"/>
    </style:style>
    <style:style style:name="fr1" style:family="graphic" style:parent-style-name="Frame">
      <style:graphic-properties fo:margin-left="0.049cm" fo:margin-right="0.049cm" fo:margin-top="0.049cm" fo:margin-bottom="0.049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9"><text:span text:style-name="T4"><text:placeholder text:placeholder-type="text">&lt;load(record, 'code', mode='string', position=1)&gt;</text:placeholder></text:span> <text:span text:style-name="T7"><text:placeholder text:placeholder-type="text">&lt;load(record, 'code')&gt;</text:placeholder></text:span></text:p>
            <text:p text:style-name="P8"><text:placeholder text:placeholder-type="text">&lt;load(record, 'frame', mode='string', position=1)&gt;</text:placeholder></text:p>
            <text:p text:style-name="P7"><text:placeholder text:placeholder-type="text">&lt;load(record, 'frame').split('-')[-1]&gt;</text:placeholder></text:p>
            <text:p text:style-name="P8"><text:placeholder text:placeholder-type="text">&lt;load(record, 'fabric', mode='string', position=1)&gt;</text:placeholder></text:p>
            <text:p text:style-name="P7"><text:placeholder text:placeholder-type="text">&lt;load(record, 'fabric').split('-')[-1]&gt;</text:placeholder></text:p>
            <text:p text:style-name="P17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  <text:p text:style-name="P18"><text:span text:style-name="T8"><text:placeholder text:placeholder-type="text">&lt;load(record, 'order_ref', mode='string', position=1)&gt;</text:placeholder></text:span><text:span text:style-name="T8"><text:placeholder text:placeholder-type="text">&lt;load(record, 'order_ref').split('|')[0]&gt;</text:placeholder></text:span></text:p>
          </table:table-cell>
          <table:table-cell table:style-name="Tabella1.A1" office:value-type="string">
            <text:p text:style-name="P13"><draw:frame draw:style-name="fr1" draw:name="image:asimage(load(record, 'partner_logo'))" text:anchor-type="as-char" svg:y="0.002cm" style:rel-width="90%" svg:height="1cm" style:rel-height="scale-min" draw:z-index="0"><draw:text-box fo:min-width="2.332cm"><text:p text:style-name="P12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20"><text:placeholder text:placeholder-type="text">&lt;load(record, 'order_ref').split('|')[-1]&gt;</text:placeholder></text:p>
          </table:table-cell>
          <table:table-cell table:style-name="Tabella1.B4" office:value-type="string">
            <text:p text:style-name="P14"><text:span text:style-name="T3"><text:placeholder text:placeholder-type="text">&lt;load(record, 'line', mode='string', position=1)&gt;</text:placeholder></text:span><text:span text:style-name="T3"> <text:s text:c="2"/>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5"><text:placeholder text:placeholder-type="text">&lt;load(record, 'counter_pack_total', counter=counter)&gt;</text:placeholder></text:p>
          </table:table-cell>
        </table:table-row>
        <text:soft-page-break/>
        <table:table-row table:style-name="Tabella1.1">
          <table:table-cell table:style-name="Tabella1.A5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6T14:42:47.855000000</dc:date>
    <meta:editing-duration>PT17H32M10S</meta:editing-duration>
    <meta:editing-cycles>241</meta:editing-cycles>
    <meta:generator>LibreOffice/4.3.4.1$Windows_x86 LibreOffice_project/bc356b2f991740509f321d70e4512a6a54c5f243</meta:generator>
    <meta:document-statistic meta:table-count="2" meta:image-count="0" meta:object-count="0" meta:page-count="3" meta:paragraph-count="21" meta:word-count="86" meta:character-count="1099" meta:non-whitespace-character-count="1031"/>
  </office:meta>
</office:document-meta>
</file>